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P0" table:style-name="ta1">
        <table:shapes>
          <draw:frame draw:z-index="0" draw:style-name="gr1" draw:text-style-name="P1" svg:width="159.99mm" svg:height="89.99mm" svg:x="20.22mm" svg:y="115.24mm">
            <draw:object draw:notify-on-update-of-ranges="BP0.B13:BP0.B13 BP0.B14:BP0.B24 BP0.C13:BP0.C13 BP0.C14:BP0.C24 BP0.B13:BP0.B13 BP0.B14:BP0.B24 BP0.D13:BP0.D13 BP0.D14:BP0.D24 BP0.B13:BP0.B13 BP0.B14:BP0.B24 BP0.E13:BP0.E13 BP0.E14:BP0.E24 BP0.B13:BP0.B13 BP0.B14:BP0.B24 BP0.F13:BP0.F13 BP0.F14:BP0.F24 BP0.B13:BP0.B13 BP0.B14:BP0.B24 BP0.G13:BP0.G13 BP0.G14:BP0.G24 BP0.B13:BP0.B13 BP0.B14:BP0.B24 BP0.H13:BP0.H13 BP0.H14:BP0.H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PC locales</text:p>
          </table:table-cell>
          <table:table-cell table:style-name="ce1" office:value-type="string" calcext:value-type="string">
            <text:p>PC globales</text:p>
          </table:table-cell>
          <table:table-cell table:style-name="ce1" office:value-type="string" calcext:value-type="string">
            <text:p>PC dinámicas</text:p>
          </table:table-cell>
          <table:table-cell table:style-name="ce1" office:value-type="string" calcext:value-type="string">
            <text:p>atc locales</text:p>
          </table:table-cell>
          <table:table-cell table:style-name="ce1" office:value-type="string" calcext:value-type="string">
            <text:p>atc globales</text:p>
          </table:table-cell>
          <table:table-cell table:style-name="ce1" office:value-type="string" calcext:value-type="string">
            <text:p>atc dinámicas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0604682" calcext:value-type="float">
            <text:p>0,000604682</text:p>
          </table:table-cell>
          <table:table-cell office:value-type="float" office:value="0.000712328" calcext:value-type="float">
            <text:p>0,000712328</text:p>
          </table:table-cell>
          <table:table-cell office:value-type="float" office:value="0.000700061" calcext:value-type="float">
            <text:p>0,000700061</text:p>
          </table:table-cell>
          <table:table-cell office:value-type="float" office:value="0.000438134" calcext:value-type="float">
            <text:p>0,000438134</text:p>
          </table:table-cell>
          <table:table-cell office:value-type="float" office:value="0.000948312" calcext:value-type="float">
            <text:p>0,000948312</text:p>
          </table:table-cell>
          <table:table-cell office:value-type="float" office:value="0.000495215" calcext:value-type="float">
            <text:p>0,000495215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1355609" calcext:value-type="float">
            <text:p>0,001355609</text:p>
          </table:table-cell>
          <table:table-cell office:value-type="float" office:value="0.001617788" calcext:value-type="float">
            <text:p>0,001617788</text:p>
          </table:table-cell>
          <table:table-cell office:value-type="float" office:value="0.0012724" calcext:value-type="float">
            <text:p>0,0012724</text:p>
          </table:table-cell>
          <table:table-cell office:value-type="float" office:value="0.000863542" calcext:value-type="float">
            <text:p>0,000863542</text:p>
          </table:table-cell>
          <table:table-cell office:value-type="float" office:value="0.00089037" calcext:value-type="float">
            <text:p>0,00089037</text:p>
          </table:table-cell>
          <table:table-cell office:value-type="float" office:value="0.000934303" calcext:value-type="float">
            <text:p>0,000934303</text:p>
          </table:table-cell>
          <table:table-cell/>
          <table:table-cell office:value-type="string" calcext:value-type="string">
            <text:p>BASE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table:style-name="ce3" office:value-type="float" office:value="0.000784256" calcext:value-type="float">
            <text:p>0,000784256</text:p>
          </table:table-cell>
          <table:table-cell office:value-type="float" office:value="0.000792193" calcext:value-type="float">
            <text:p>0,000792193</text:p>
          </table:table-cell>
          <table:table-cell office:value-type="float" office:value="0.000959523" calcext:value-type="float">
            <text:p>0,000959523</text:p>
          </table:table-cell>
          <table:table-cell office:value-type="float" office:value="0.001740401" calcext:value-type="float">
            <text:p>0,001740401</text:p>
          </table:table-cell>
          <table:table-cell office:value-type="float" office:value="0.0012354" calcext:value-type="float">
            <text:p>0,0012354</text:p>
          </table:table-cell>
          <table:table-cell office:value-type="float" office:value="0.001896231" calcext:value-type="float">
            <text:p>0,00189623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style-name="ce3" office:value-type="float" office:value="4194304" calcext:value-type="float">
            <text:p>4194304</text:p>
          </table:table-cell>
          <table:table-cell/>
          <table:table-cell office:value-type="float" office:value="0.001795223" calcext:value-type="float">
            <text:p>0,001795223</text:p>
          </table:table-cell>
          <table:table-cell office:value-type="float" office:value="0.00156658" calcext:value-type="float">
            <text:p>0,00156658</text:p>
          </table:table-cell>
          <table:table-cell office:value-type="float" office:value="0.002767809" calcext:value-type="float">
            <text:p>0,002767809</text:p>
          </table:table-cell>
          <table:table-cell office:value-type="float" office:value="0.002676891" calcext:value-type="float">
            <text:p>0,002676891</text:p>
          </table:table-cell>
          <table:table-cell office:value-type="float" office:value="0.002783057" calcext:value-type="float">
            <text:p>0,002783057</text:p>
          </table:table-cell>
          <table:table-cell table:number-columns-repeated="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/>
          <table:table-cell office:value-type="float" office:value="0.003374443" calcext:value-type="float">
            <text:p>0,003374443</text:p>
          </table:table-cell>
          <table:table-cell office:value-type="float" office:value="0.003344892" calcext:value-type="float">
            <text:p>0,003344892</text:p>
          </table:table-cell>
          <table:table-cell/>
          <table:table-cell office:value-type="float" office:value="0.005346812" calcext:value-type="float">
            <text:p>0,005346812</text:p>
          </table:table-cell>
          <table:table-cell office:value-type="float" office:value="0.005179507" calcext:value-type="float">
            <text:p>0,005179507</text:p>
          </table:table-cell>
          <table:table-cell table:number-columns-repeated="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6777216" calcext:value-type="float">
            <text:p>16777216</text:p>
          </table:table-cell>
          <table:table-cell/>
          <table:table-cell office:value-type="float" office:value="0.010707845" calcext:value-type="float">
            <text:p>0,010707845</text:p>
          </table:table-cell>
          <table:table-cell office:value-type="float" office:value="0.010423301" calcext:value-type="float">
            <text:p>0,010423301</text:p>
          </table:table-cell>
          <table:table-cell/>
          <table:table-cell office:value-type="float" office:value="0.010010207" calcext:value-type="float">
            <text:p>0,010010207</text:p>
          </table:table-cell>
          <table:table-cell office:value-type="float" office:value="0.009353143" calcext:value-type="float">
            <text:p>0,009353143</text:p>
          </table:table-cell>
          <table:table-cell table:number-columns-repeated="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float" office:value="0.013014101" calcext:value-type="float">
            <text:p>0,013014101</text:p>
          </table:table-cell>
          <table:table-cell office:value-type="float" office:value="0.012913352" calcext:value-type="float">
            <text:p>0,012913352</text:p>
          </table:table-cell>
          <table:table-cell/>
          <table:table-cell office:value-type="float" office:value="0.018526929" calcext:value-type="float">
            <text:p>0,018526929</text:p>
          </table:table-cell>
          <table:table-cell office:value-type="float" office:value="0.017178926" calcext:value-type="float">
            <text:p>0,017178926</text:p>
          </table:table-cell>
          <table:table-cell table:number-columns-repeated="2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7108864" calcext:value-type="float">
            <text:p>67108864</text:p>
          </table:table-cell>
          <table:table-cell/>
          <table:table-cell office:value-type="float" office:value="0.024272677" calcext:value-type="float">
            <text:p>0,024272677</text:p>
          </table:table-cell>
          <table:table-cell office:value-type="float" office:value="0.024863064" calcext:value-type="float">
            <text:p>0,024863064</text:p>
          </table:table-cell>
          <table:table-cell/>
          <table:table-cell office:value-type="float" office:value="0.034734021" calcext:value-type="float">
            <text:p>0,034734021</text:p>
          </table:table-cell>
          <table:table-cell office:value-type="float" office:value="0.032477044" calcext:value-type="float">
            <text:p>0,032477044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/>
          <table:table-cell office:value-type="float" office:value="0.047741221" calcext:value-type="float">
            <text:p>0,047741221</text:p>
          </table:table-cell>
          <table:table-cell office:value-type="float" office:value="0.047506108" calcext:value-type="float">
            <text:p>0,047506108</text:p>
          </table:table-cell>
          <table:table-cell/>
          <table:table-cell office:value-type="float" office:value="0.068704314" calcext:value-type="float">
            <text:p>0,068704314</text:p>
          </table:table-cell>
          <table:table-cell office:value-type="float" office:value="0.06462891" calcext:value-type="float">
            <text:p>0,06462891</text:p>
          </table:table-cell>
          <table:table-cell table:number-columns-repeated="2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0.094733262" calcext:value-type="float">
            <text:p>0,094733262</text:p>
          </table:table-cell>
          <table:table-cell office:value-type="float" office:value="0.094570733" calcext:value-type="float">
            <text:p>0,094570733</text:p>
          </table:table-cell>
          <table:table-cell/>
          <table:table-cell office:value-type="float" office:value="0.135320471" calcext:value-type="float">
            <text:p>0,135320471</text:p>
          </table:table-cell>
          <table:table-cell office:value-type="float" office:value="0.128773815" calcext:value-type="float">
            <text:p>0,128773815</text:p>
          </table:table-cell>
          <table:table-cell table:number-columns-repeated="2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536870912" calcext:value-type="float">
            <text:p>536870912</text:p>
          </table:table-cell>
          <table:table-cell/>
          <table:table-cell office:value-type="float" office:value="0.098039957" calcext:value-type="float">
            <text:p>0,098039957</text:p>
          </table:table-cell>
          <table:table-cell office:value-type="float" office:value="0.191851844" calcext:value-type="float">
            <text:p>0,191851844</text:p>
          </table:table-cell>
          <table:table-cell/>
          <table:table-cell office:value-type="float" office:value="0.134259368" calcext:value-type="float">
            <text:p>0,134259368</text:p>
          </table:table-cell>
          <table:table-cell office:value-type="float" office:value="0.254159637" calcext:value-type="float">
            <text:p>0,254159637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Bytes</text:p>
          </table:table-cell>
          <table:table-cell table:style-name="ce4" office:value-type="string" calcext:value-type="string">
            <text:p>PC locales</text:p>
          </table:table-cell>
          <table:table-cell table:style-name="ce4" office:value-type="string" calcext:value-type="string">
            <text:p>PC globales</text:p>
          </table:table-cell>
          <table:table-cell table:style-name="ce4" office:value-type="string" calcext:value-type="string">
            <text:p>PC dinámicas</text:p>
          </table:table-cell>
          <table:table-cell table:style-name="ce4" office:value-type="string" calcext:value-type="string">
            <text:p>atc locales</text:p>
          </table:table-cell>
          <table:table-cell table:style-name="ce4" office:value-type="string" calcext:value-type="string">
            <text:p>atc globales</text:p>
          </table:table-cell>
          <table:table-cell table:style-name="ce4" office:value-type="string" calcext:value-type="string">
            <text:p>atc dinámicas</text:p>
          </table:table-cell>
          <table:table-cell table:number-columns-repeated="2"/>
        </table:table-row>
        <table:table-row table:style-name="ro1">
          <table:table-cell/>
          <table:table-cell table:formula="of:=LOG([.B2]; [.$J$4])" office:value-type="float" office:value="19" calcext:value-type="float">
            <text:p>19</text:p>
          </table:table-cell>
          <table:table-cell table:formula="of:=LOG([.C2]; [.$J$4])" office:value-type="float" office:value="-10.6915357456522" calcext:value-type="float">
            <text:p>-10,6915357456522</text:p>
          </table:table-cell>
          <table:table-cell table:formula="of:=LOG([.D2]; [.$J$4])" office:value-type="float" office:value="-10.4551706790734" calcext:value-type="float">
            <text:p>-10,4551706790734</text:p>
          </table:table-cell>
          <table:table-cell table:formula="of:=LOG([.E2]; [.$J$4])" office:value-type="float" office:value="-10.4802317424015" calcext:value-type="float">
            <text:p>-10,4802317424015</text:p>
          </table:table-cell>
          <table:table-cell table:formula="of:=LOG([.F2]; [.$J$4])" office:value-type="float" office:value="-11.1563402047697" calcext:value-type="float">
            <text:p>-11,1563402047697</text:p>
          </table:table-cell>
          <table:table-cell table:formula="of:=LOG([.G2]; [.$J$4])" office:value-type="float" office:value="-10.0423505875161" calcext:value-type="float">
            <text:p>-10,0423505875161</text:p>
          </table:table-cell>
          <table:table-cell table:formula="of:=LOG([.H2]; [.$J$4])" office:value-type="float" office:value="-10.9796573652843" calcext:value-type="float">
            <text:p>-10,9796573652843</text:p>
          </table:table-cell>
          <table:table-cell table:number-columns-repeated="2"/>
        </table:table-row>
        <table:table-row table:style-name="ro1">
          <table:table-cell/>
          <table:table-cell table:formula="of:=LOG([.B3]; [.$J$4])" office:value-type="float" office:value="20" calcext:value-type="float">
            <text:p>20</text:p>
          </table:table-cell>
          <table:table-cell table:formula="of:=LOG([.C3]; [.$J$4])" office:value-type="float" office:value="-9.52684316452434" calcext:value-type="float">
            <text:p>-9,52684316452434</text:p>
          </table:table-cell>
          <table:table-cell table:formula="of:=LOG([.D3]; [.$J$4])" office:value-type="float" office:value="-9.27176171977903" calcext:value-type="float">
            <text:p>-9,27176171977903</text:p>
          </table:table-cell>
          <table:table-cell table:formula="of:=LOG([.E3]; [.$J$4])" office:value-type="float" office:value="-9.61823200767202" calcext:value-type="float">
            <text:p>-9,61823200767202</text:p>
          </table:table-cell>
          <table:table-cell table:formula="of:=LOG([.F3]; [.$J$4])" office:value-type="float" office:value="-10.1774460318842" calcext:value-type="float">
            <text:p>-10,1774460318842</text:p>
          </table:table-cell>
          <table:table-cell table:formula="of:=LOG([.G3]; [.$J$4])" office:value-type="float" office:value="-10.1333073960119" calcext:value-type="float">
            <text:p>-10,1333073960119</text:p>
          </table:table-cell>
          <table:table-cell table:formula="of:=LOG([.H3]; [.$J$4])" office:value-type="float" office:value="-10.063821879179" calcext:value-type="float">
            <text:p>-10,063821879179</text:p>
          </table:table-cell>
          <table:table-cell table:number-columns-repeated="2"/>
        </table:table-row>
        <table:table-row table:style-name="ro1">
          <table:table-cell/>
          <table:table-cell table:formula="of:=LOG([.B4]; [.$J$4])" office:value-type="float" office:value="21" calcext:value-type="float">
            <text:p>21</text:p>
          </table:table-cell>
          <table:table-cell table:formula="of:=LOG([.C4]; [.$J$4])" office:value-type="float" office:value="-10.3163877180089" calcext:value-type="float">
            <text:p>-10,3163877180089</text:p>
          </table:table-cell>
          <table:table-cell table:formula="of:=LOG([.D4]; [.$J$4])" office:value-type="float" office:value="-10.3018604262366" calcext:value-type="float">
            <text:p>-10,3018604262366</text:p>
          </table:table-cell>
          <table:table-cell table:formula="of:=LOG([.E4]; [.$J$4])" office:value-type="float" office:value="-10.0253949909628" calcext:value-type="float">
            <text:p>-10,0253949909628</text:p>
          </table:table-cell>
          <table:table-cell table:formula="of:=LOG([.F4]; [.$J$4])" office:value-type="float" office:value="-9.16636453372673" calcext:value-type="float">
            <text:p>-9,16636453372673</text:p>
          </table:table-cell>
          <table:table-cell table:formula="of:=LOG([.G4]; [.$J$4])" office:value-type="float" office:value="-9.66080604885813" calcext:value-type="float">
            <text:p>-9,66080604885813</text:p>
          </table:table-cell>
          <table:table-cell table:formula="of:=LOG([.H4]; [.$J$4])" office:value-type="float" office:value="-9.04264955974316" calcext:value-type="float">
            <text:p>-9,04264955974316</text:p>
          </table:table-cell>
          <table:table-cell table:number-columns-repeated="2"/>
        </table:table-row>
        <table:table-row table:style-name="ro1">
          <table:table-cell/>
          <table:table-cell table:formula="of:=LOG([.B5]; [.$J$4])" office:value-type="float" office:value="22" calcext:value-type="float">
            <text:p>22</text:p>
          </table:table-cell>
          <table:table-cell/>
          <table:table-cell table:formula="of:=LOG([.D5]; [.$J$4])" office:value-type="float" office:value="-9.12162121999458" calcext:value-type="float">
            <text:p>-9,12162121999458</text:p>
          </table:table-cell>
          <table:table-cell table:formula="of:=LOG([.E5]; [.$J$4])" office:value-type="float" office:value="-9.31816583946236" calcext:value-type="float">
            <text:p>-9,31816583946236</text:p>
          </table:table-cell>
          <table:table-cell table:formula="of:=LOG([.F5]; [.$J$4])" office:value-type="float" office:value="-8.49703989524969" calcext:value-type="float">
            <text:p>-8,49703989524969</text:p>
          </table:table-cell>
          <table:table-cell table:formula="of:=LOG([.G5]; [.$J$4])" office:value-type="float" office:value="-8.54522588941183" calcext:value-type="float">
            <text:p>-8,54522588941183</text:p>
          </table:table-cell>
          <table:table-cell table:formula="of:=LOG([.H5]; [.$J$4])" office:value-type="float" office:value="-8.4891138277442" calcext:value-type="float">
            <text:p>-8,4891138277442</text:p>
          </table:table-cell>
          <table:table-cell table:number-columns-repeated="2"/>
        </table:table-row>
        <table:table-row table:style-name="ro1">
          <table:table-cell/>
          <table:table-cell table:formula="of:=LOG([.B6]; [.$J$4])" office:value-type="float" office:value="23" calcext:value-type="float">
            <text:p>23</text:p>
          </table:table-cell>
          <table:table-cell/>
          <table:table-cell table:formula="of:=LOG([.D6]; [.$J$4])" office:value-type="float" office:value="-8.21113490026318" calcext:value-type="float">
            <text:p>-8,21113490026318</text:p>
          </table:table-cell>
          <table:table-cell table:formula="of:=LOG([.E6]; [.$J$4])" office:value-type="float" office:value="-8.22382465483565" calcext:value-type="float">
            <text:p>-8,22382465483565</text:p>
          </table:table-cell>
          <table:table-cell/>
          <table:table-cell table:formula="of:=LOG([.G6]; [.$J$4])" office:value-type="float" office:value="-7.54710533383465" calcext:value-type="float">
            <text:p>-7,54710533383465</text:p>
          </table:table-cell>
          <table:table-cell table:formula="of:=LOG([.H6]; [.$J$4])" office:value-type="float" office:value="-7.59296949997485" calcext:value-type="float">
            <text:p>-7,59296949997485</text:p>
          </table:table-cell>
          <table:table-cell table:number-columns-repeated="2"/>
        </table:table-row>
        <table:table-row table:style-name="ro1">
          <table:table-cell/>
          <table:table-cell table:formula="of:=LOG([.B7]; [.$J$4])" office:value-type="float" office:value="24" calcext:value-type="float">
            <text:p>24</text:p>
          </table:table-cell>
          <table:table-cell/>
          <table:table-cell table:formula="of:=LOG([.D7]; [.$J$4])" office:value-type="float" office:value="-6.5451880290743" calcext:value-type="float">
            <text:p>-6,5451880290743</text:p>
          </table:table-cell>
          <table:table-cell table:formula="of:=LOG([.E7]; [.$J$4])" office:value-type="float" office:value="-6.58404394650111" calcext:value-type="float">
            <text:p>-6,58404394650111</text:p>
          </table:table-cell>
          <table:table-cell/>
          <table:table-cell table:formula="of:=LOG([.G7]; [.$J$4])" office:value-type="float" office:value="-6.64238438195589" calcext:value-type="float">
            <text:p>-6,64238438195589</text:p>
          </table:table-cell>
          <table:table-cell table:formula="of:=LOG([.H7]; [.$J$4])" office:value-type="float" office:value="-6.74033303960115" calcext:value-type="float">
            <text:p>-6,74033303960115</text:p>
          </table:table-cell>
          <table:table-cell table:number-columns-repeated="2"/>
        </table:table-row>
        <table:table-row table:style-name="ro1">
          <table:table-cell/>
          <table:table-cell table:formula="of:=LOG([.B8]; [.$J$4])" office:value-type="float" office:value="25" calcext:value-type="float">
            <text:p>25</text:p>
          </table:table-cell>
          <table:table-cell/>
          <table:table-cell table:formula="of:=LOG([.D8]; [.$J$4])" office:value-type="float" office:value="-6.26378053440134" calcext:value-type="float">
            <text:p>-6,26378053440134</text:p>
          </table:table-cell>
          <table:table-cell table:formula="of:=LOG([.E8]; [.$J$4])" office:value-type="float" office:value="-6.27499265109101" calcext:value-type="float">
            <text:p>-6,27499265109101</text:p>
          </table:table-cell>
          <table:table-cell/>
          <table:table-cell table:formula="of:=LOG([.G8]; [.$J$4])" office:value-type="float" office:value="-5.75423242787251" calcext:value-type="float">
            <text:p>-5,75423242787251</text:p>
          </table:table-cell>
          <table:table-cell table:formula="of:=LOG([.H8]; [.$J$4])" office:value-type="float" office:value="-5.86321634555141" calcext:value-type="float">
            <text:p>-5,86321634555141</text:p>
          </table:table-cell>
          <table:table-cell table:number-columns-repeated="2"/>
        </table:table-row>
        <table:table-row table:style-name="ro1">
          <table:table-cell/>
          <table:table-cell table:formula="of:=LOG([.B9]; [.$J$4])" office:value-type="float" office:value="26" calcext:value-type="float">
            <text:p>26</text:p>
          </table:table-cell>
          <table:table-cell/>
          <table:table-cell table:formula="of:=LOG([.D9]; [.$J$4])" office:value-type="float" office:value="-5.3645229596687" calcext:value-type="float">
            <text:p>-5,3645229596687</text:p>
          </table:table-cell>
          <table:table-cell table:formula="of:=LOG([.E9]; [.$J$4])" office:value-type="float" office:value="-5.32985209188718" calcext:value-type="float">
            <text:p>-5,32985209188718</text:p>
          </table:table-cell>
          <table:table-cell/>
          <table:table-cell table:formula="of:=LOG([.G9]; [.$J$4])" office:value-type="float" office:value="-4.84750675512831" calcext:value-type="float">
            <text:p>-4,84750675512831</text:p>
          </table:table-cell>
          <table:table-cell table:formula="of:=LOG([.H9]; [.$J$4])" office:value-type="float" office:value="-4.94443586268924" calcext:value-type="float">
            <text:p>-4,94443586268924</text:p>
          </table:table-cell>
          <table:table-cell table:number-columns-repeated="2"/>
        </table:table-row>
        <table:table-row table:style-name="ro1">
          <table:table-cell/>
          <table:table-cell table:formula="of:=LOG([.B10]; [.$J$4])" office:value-type="float" office:value="27" calcext:value-type="float">
            <text:p>27</text:p>
          </table:table-cell>
          <table:table-cell/>
          <table:table-cell table:formula="of:=LOG([.D10]; [.$J$4])" office:value-type="float" office:value="-4.38862072540533" calcext:value-type="float">
            <text:p>-4,38862072540533</text:p>
          </table:table-cell>
          <table:table-cell table:formula="of:=LOG([.E10]; [.$J$4])" office:value-type="float" office:value="-4.39574317286179" calcext:value-type="float">
            <text:p>-4,39574317286179</text:p>
          </table:table-cell>
          <table:table-cell/>
          <table:table-cell table:formula="of:=LOG([.G10]; [.$J$4])" office:value-type="float" office:value="-3.86345549988704" calcext:value-type="float">
            <text:p>-3,86345549988704</text:p>
          </table:table-cell>
          <table:table-cell table:formula="of:=LOG([.H10]; [.$J$4])" office:value-type="float" office:value="-3.95167652975187" calcext:value-type="float">
            <text:p>-3,95167652975187</text:p>
          </table:table-cell>
          <table:table-cell table:number-columns-repeated="2"/>
        </table:table-row>
        <table:table-row table:style-name="ro1">
          <table:table-cell/>
          <table:table-cell table:formula="of:=LOG([.B11]; [.$J$4])" office:value-type="float" office:value="28" calcext:value-type="float">
            <text:p>28</text:p>
          </table:table-cell>
          <table:table-cell/>
          <table:table-cell table:formula="of:=LOG([.D11]; [.$J$4])" office:value-type="float" office:value="-3.3999851273644" calcext:value-type="float">
            <text:p>-3,3999851273644</text:p>
          </table:table-cell>
          <table:table-cell table:formula="of:=LOG([.E11]; [.$J$4])" office:value-type="float" office:value="-3.40246241095173" calcext:value-type="float">
            <text:p>-3,40246241095173</text:p>
          </table:table-cell>
          <table:table-cell/>
          <table:table-cell table:formula="of:=LOG([.G11]; [.$J$4])" office:value-type="float" office:value="-2.88554799115168" calcext:value-type="float">
            <text:p>-2,88554799115168</text:p>
          </table:table-cell>
          <table:table-cell table:formula="of:=LOG([.H11]; [.$J$4])" office:value-type="float" office:value="-2.95708883070649" calcext:value-type="float">
            <text:p>-2,95708883070649</text:p>
          </table:table-cell>
          <table:table-cell table:number-columns-repeated="2"/>
        </table:table-row>
        <table:table-row table:style-name="ro1">
          <table:table-cell/>
          <table:table-cell table:formula="of:=LOG([.B12]; [.$J$4])" office:value-type="float" office:value="29" calcext:value-type="float">
            <text:p>29</text:p>
          </table:table-cell>
          <table:table-cell/>
          <table:table-cell table:formula="of:=LOG([.D12]; [.$J$4])" office:value-type="float" office:value="-3.35048633833109" calcext:value-type="float">
            <text:p>-3,35048633833109</text:p>
          </table:table-cell>
          <table:table-cell table:formula="of:=LOG([.E12]; [.$J$4])" office:value-type="float" office:value="-2.3819354632963" calcext:value-type="float">
            <text:p>-2,3819354632963</text:p>
          </table:table-cell>
          <table:table-cell/>
          <table:table-cell table:formula="of:=LOG([.G12]; [.$J$4])" office:value-type="float" office:value="-2.89690533855288" calcext:value-type="float">
            <text:p>-2,89690533855288</text:p>
          </table:table-cell>
          <table:table-cell table:formula="of:=LOG([.H12]; [.$J$4])" office:value-type="float" office:value="-1.97619316023116" calcext:value-type="float">
            <text:p>-1,976193160231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1:43:58.323143072</meta:creation-date>
    <dc:date>2019-03-13T23:40:19.359935085</dc:date>
    <meta:editing-duration>PT1H35M43S</meta:editing-duration>
    <meta:editing-cycles>2</meta:editing-cycles>
    <meta:generator>LibreOffice/6.2.1.2$Linux_X86_64 LibreOffice_project/fa33febaab1da9290dbe6ea4e22bb3a13e549cc4</meta:generator>
    <meta:document-statistic meta:table-count="1" meta:cell-count="1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02cm" svg:y="2.956cm" style:legend-expansion="high" chart:style-name="ch2"/>
        <chart:plot-area chart:style-name="ch3" table:cell-range-address="BP0.B13:BP0.H24" chart:data-source-has-labels="row" svg:x="0.32cm" svg:y="0.18cm" svg:width="12.462cm" svg:height="8.64cm">
          <chartooo:coordinate-region svg:x="1.047cm" svg:y="0.379cm" svg:width="11.54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P0.C14:BP0.C24" chart:label-cell-address="BP0.C13:BP0.C13" chart:class="chart:scatter">
            <chart:domain table:cell-range-address="BP0.B14:BP0.B24"/>
            <chart:data-point chart:repeated="11"/>
          </chart:series>
          <chart:series chart:style-name="ch7" chart:values-cell-range-address="BP0.D14:BP0.D24" chart:label-cell-address="BP0.D13:BP0.D13" chart:class="chart:scatter">
            <chart:data-point chart:repeated="11"/>
          </chart:series>
          <chart:series chart:style-name="ch8" chart:values-cell-range-address="BP0.E14:BP0.E24" chart:label-cell-address="BP0.E13:BP0.E13" chart:class="chart:scatter">
            <chart:data-point chart:repeated="11"/>
          </chart:series>
          <chart:series chart:style-name="ch9" chart:values-cell-range-address="BP0.F14:BP0.F24" chart:label-cell-address="BP0.F13:BP0.F13" chart:class="chart:scatter">
            <chart:data-point chart:repeated="11"/>
          </chart:series>
          <chart:series chart:style-name="ch10" chart:values-cell-range-address="BP0.G14:BP0.G24" chart:label-cell-address="BP0.G13:BP0.G13" chart:class="chart:scatter">
            <chart:data-point chart:repeated="11"/>
          </chart:series>
          <chart:series chart:style-name="ch11" chart:values-cell-range-address="BP0.H14:BP0.H24" chart:label-cell-address="BP0.H13:BP0.H13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PC locales</text:p>
                <draw:g>
                  <svg:desc>BP0.C13:BP0.C13</svg:desc>
                </draw:g>
              </table:table-cell>
              <table:table-cell office:value-type="string">
                <text:p>PC globales</text:p>
                <draw:g>
                  <svg:desc>BP0.D13:BP0.D13</svg:desc>
                </draw:g>
              </table:table-cell>
              <table:table-cell office:value-type="string">
                <text:p>PC dinámicas</text:p>
                <draw:g>
                  <svg:desc>BP0.E13:BP0.E13</svg:desc>
                </draw:g>
              </table:table-cell>
              <table:table-cell office:value-type="string">
                <text:p>atc locales</text:p>
                <draw:g>
                  <svg:desc>BP0.F13:BP0.F13</svg:desc>
                </draw:g>
              </table:table-cell>
              <table:table-cell office:value-type="string">
                <text:p>atc globales</text:p>
                <draw:g>
                  <svg:desc>BP0.G13:BP0.G13</svg:desc>
                </draw:g>
              </table:table-cell>
              <table:table-cell office:value-type="string">
                <text:p>atc dinámicas</text:p>
                <draw:g>
                  <svg:desc>BP0.H13:BP0.H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BP0.B14:BP0.B24</svg:desc>
                </draw:g>
              </table:table-cell>
              <table:table-cell office:value-type="float" office:value="-10.6915357456522">
                <text:p>-10.6915357456522</text:p>
                <draw:g>
                  <svg:desc>BP0.C14:BP0.C24</svg:desc>
                </draw:g>
              </table:table-cell>
              <table:table-cell office:value-type="float" office:value="-10.4551706790734">
                <text:p>-10.4551706790734</text:p>
                <draw:g>
                  <svg:desc>BP0.D14:BP0.D24</svg:desc>
                </draw:g>
              </table:table-cell>
              <table:table-cell office:value-type="float" office:value="-10.4802317424015">
                <text:p>-10.4802317424015</text:p>
                <draw:g>
                  <svg:desc>BP0.E14:BP0.E24</svg:desc>
                </draw:g>
              </table:table-cell>
              <table:table-cell office:value-type="float" office:value="-11.1563402047697">
                <text:p>-11.1563402047697</text:p>
                <draw:g>
                  <svg:desc>BP0.F14:BP0.F24</svg:desc>
                </draw:g>
              </table:table-cell>
              <table:table-cell office:value-type="float" office:value="-10.0423505875161">
                <text:p>-10.0423505875161</text:p>
                <draw:g>
                  <svg:desc>BP0.G14:BP0.G24</svg:desc>
                </draw:g>
              </table:table-cell>
              <table:table-cell office:value-type="float" office:value="-10.9796573652843">
                <text:p>-10.9796573652843</text:p>
                <draw:g>
                  <svg:desc>BP0.H14:BP0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-9.52684316452434">
                <text:p>-9.52684316452434</text:p>
              </table:table-cell>
              <table:table-cell office:value-type="float" office:value="-9.27176171977903">
                <text:p>-9.27176171977903</text:p>
              </table:table-cell>
              <table:table-cell office:value-type="float" office:value="-9.61823200767202">
                <text:p>-9.61823200767202</text:p>
              </table:table-cell>
              <table:table-cell office:value-type="float" office:value="-10.1774460318842">
                <text:p>-10.1774460318842</text:p>
              </table:table-cell>
              <table:table-cell office:value-type="float" office:value="-10.1333073960119">
                <text:p>-10.1333073960119</text:p>
              </table:table-cell>
              <table:table-cell office:value-type="float" office:value="-10.063821879179">
                <text:p>-10.063821879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-10.3163877180089">
                <text:p>-10.3163877180089</text:p>
              </table:table-cell>
              <table:table-cell office:value-type="float" office:value="-10.3018604262366">
                <text:p>-10.3018604262366</text:p>
              </table:table-cell>
              <table:table-cell office:value-type="float" office:value="-10.0253949909628">
                <text:p>-10.0253949909628</text:p>
              </table:table-cell>
              <table:table-cell office:value-type="float" office:value="-9.16636453372673">
                <text:p>-9.16636453372673</text:p>
              </table:table-cell>
              <table:table-cell office:value-type="float" office:value="-9.66080604885813">
                <text:p>-9.66080604885813</text:p>
              </table:table-cell>
              <table:table-cell office:value-type="float" office:value="-9.04264955974316">
                <text:p>-9.04264955974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-9.12162121999458">
                <text:p>-9.12162121999458</text:p>
              </table:table-cell>
              <table:table-cell office:value-type="float" office:value="-9.31816583946236">
                <text:p>-9.31816583946236</text:p>
              </table:table-cell>
              <table:table-cell office:value-type="float" office:value="-8.49703989524969">
                <text:p>-8.49703989524969</text:p>
              </table:table-cell>
              <table:table-cell office:value-type="float" office:value="-8.54522588941183">
                <text:p>-8.54522588941183</text:p>
              </table:table-cell>
              <table:table-cell office:value-type="float" office:value="-8.4891138277442">
                <text:p>-8.4891138277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-8.21113490026318">
                <text:p>-8.21113490026318</text:p>
              </table:table-cell>
              <table:table-cell office:value-type="float" office:value="-8.22382465483565">
                <text:p>-8.22382465483565</text:p>
              </table:table-cell>
              <table:table-cell office:value-type="float" office:value="NaN">
                <text:p>NaN</text:p>
              </table:table-cell>
              <table:table-cell office:value-type="float" office:value="-7.54710533383465">
                <text:p>-7.54710533383465</text:p>
              </table:table-cell>
              <table:table-cell office:value-type="float" office:value="-7.59296949997485">
                <text:p>-7.59296949997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-6.5451880290743">
                <text:p>-6.5451880290743</text:p>
              </table:table-cell>
              <table:table-cell office:value-type="float" office:value="-6.58404394650111">
                <text:p>-6.58404394650111</text:p>
              </table:table-cell>
              <table:table-cell office:value-type="float" office:value="NaN">
                <text:p>NaN</text:p>
              </table:table-cell>
              <table:table-cell office:value-type="float" office:value="-6.64238438195589">
                <text:p>-6.64238438195589</text:p>
              </table:table-cell>
              <table:table-cell office:value-type="float" office:value="-6.74033303960115">
                <text:p>-6.74033303960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-6.26378053440134">
                <text:p>-6.26378053440134</text:p>
              </table:table-cell>
              <table:table-cell office:value-type="float" office:value="-6.27499265109101">
                <text:p>-6.27499265109101</text:p>
              </table:table-cell>
              <table:table-cell office:value-type="float" office:value="NaN">
                <text:p>NaN</text:p>
              </table:table-cell>
              <table:table-cell office:value-type="float" office:value="-5.75423242787251">
                <text:p>-5.75423242787251</text:p>
              </table:table-cell>
              <table:table-cell office:value-type="float" office:value="-5.86321634555141">
                <text:p>-5.86321634555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-5.3645229596687">
                <text:p>-5.3645229596687</text:p>
              </table:table-cell>
              <table:table-cell office:value-type="float" office:value="-5.32985209188718">
                <text:p>-5.32985209188718</text:p>
              </table:table-cell>
              <table:table-cell office:value-type="float" office:value="NaN">
                <text:p>NaN</text:p>
              </table:table-cell>
              <table:table-cell office:value-type="float" office:value="-4.84750675512831">
                <text:p>-4.84750675512831</text:p>
              </table:table-cell>
              <table:table-cell office:value-type="float" office:value="-4.94443586268924">
                <text:p>-4.94443586268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-4.38862072540533">
                <text:p>-4.38862072540533</text:p>
              </table:table-cell>
              <table:table-cell office:value-type="float" office:value="-4.39574317286179">
                <text:p>-4.39574317286179</text:p>
              </table:table-cell>
              <table:table-cell office:value-type="float" office:value="NaN">
                <text:p>NaN</text:p>
              </table:table-cell>
              <table:table-cell office:value-type="float" office:value="-3.86345549988704">
                <text:p>-3.86345549988704</text:p>
              </table:table-cell>
              <table:table-cell office:value-type="float" office:value="-3.95167652975187">
                <text:p>-3.95167652975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-3.3999851273644">
                <text:p>-3.3999851273644</text:p>
              </table:table-cell>
              <table:table-cell office:value-type="float" office:value="-3.40246241095173">
                <text:p>-3.40246241095173</text:p>
              </table:table-cell>
              <table:table-cell office:value-type="float" office:value="NaN">
                <text:p>NaN</text:p>
              </table:table-cell>
              <table:table-cell office:value-type="float" office:value="-2.88554799115168">
                <text:p>-2.88554799115168</text:p>
              </table:table-cell>
              <table:table-cell office:value-type="float" office:value="-2.95708883070649">
                <text:p>-2.95708883070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-3.35048633833109">
                <text:p>-3.35048633833109</text:p>
              </table:table-cell>
              <table:table-cell office:value-type="float" office:value="-2.3819354632963">
                <text:p>-2.3819354632963</text:p>
              </table:table-cell>
              <table:table-cell office:value-type="float" office:value="NaN">
                <text:p>NaN</text:p>
              </table:table-cell>
              <table:table-cell office:value-type="float" office:value="-2.89690533855288">
                <text:p>-2.89690533855288</text:p>
              </table:table-cell>
              <table:table-cell office:value-type="float" office:value="-1.97619316023116">
                <text:p>-1.97619316023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fa33febaab1da9290dbe6ea4e22bb3a13e549cc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